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table:style-name="ce1"/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Volumen</text:p>
          </table:table-cell>
          <table:table-cell office:value-type="string" table:style-name="ce1">
            <text:p>dVolumen</text:p>
          </table:table-cell>
          <table:table-cell office:value-type="string" table:style-name="ce1">
            <text:p>Masa</text:p>
          </table:table-cell>
          <table:table-cell office:value-type="string" table:style-name="ce1">
            <text:p>dMasa</text:p>
          </table:table-cell>
          <table:table-cell office:value-type="string" table:style-name="ce1">
            <text:p>Densidad</text:p>
          </table:table-cell>
          <table:table-cell office:value-type="string" table:style-name="ce1">
            <text:p>dDensidad</text:p>
          </table:table-cell>
          <table:table-cell office:value-type="string" table:style-name="ce1">
            <text:p>Masa redux</text:p>
          </table:table-cell>
          <table:table-cell office:value-type="string" table:style-name="ce1">
            <text:p>dMasa</text:p>
          </table:table-cell>
          <table:table-cell office:value-type="string" table:style-name="ce1">
            <text:p>F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luminio</text:p>
          </table:table-cell>
          <table:table-cell office:value-type="float" office:value="5.62" table:style-name="ce1">
            <text:p>5.62</text:p>
          </table:table-cell>
          <table:table-cell office:value-type="float" office:value="1.99" table:style-name="ce1">
            <text:p>1.99</text:p>
          </table:table-cell>
          <table:table-cell office:value-type="float" office:value="2" table:style-name="ce1">
            <text:p>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2.367599999999999" table:formula="of:=[.D2]*[.B2]*[.C2]" table:style-name="ce1">
            <text:p>22.3676</text:p>
          </table:table-cell>
          <table:table-cell office:value-type="float" office:value="8.1739736731898036E-2" table:formula="of:=SQRT([.E2]*[.E2]*([.B2]*[.B2]*[.C2]*[.C2]+[.B2]*[.B2]*[.D2]*[.D2]+[.C2]*[.C2]*[.D2]*[.D2]))" table:style-name="ce1">
            <text:p>0.081739737</text:p>
          </table:table-cell>
          <table:table-cell office:value-type="float" office:value="60.024000000000001" table:style-name="ce1">
            <text:p>60.024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2.6835243834832525" table:formula="of:=[.H2]/[.F2]" table:style-name="ce1">
            <text:p>2.683524383</text:p>
          </table:table-cell>
          <table:table-cell office:value-type="float" office:value="9.8066465102569569E-3" table:formula="of:=SQRT(           [.I2]*[.I2]/([.F2]*[.F2])  +  [.H2]*[.H2]*[.G2]*[.G2]/([.F2]*[.F2]*[.F2]*[.F2])                  )" table:style-name="ce1">
            <text:p>0.009806647</text:p>
          </table:table-cell>
          <table:table-cell office:value-type="float" office:value="38" table:style-name="ce1">
            <text:p>38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25.746215969527348" table:formula="of:=[.J2]*$$pf*$$g" table:style-name="ce1">
            <text:p>25.74621597</text:p>
          </table:table-cell>
          <table:table-cell office:value-type="float" office:value="12.930356097198468" table:formula="of:=SQRT(             [.F2]*[.F2]*$$g*$$g*$$dpf*$$dpf + $$g*$$g*$$pf*$$pf*[.G2]*[.G2]          )" table:style-name="ce1">
            <text:p>12.930356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ierro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2" table:style-name="ce1">
            <text:p>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7.8" table:formula="of:=[.D3]*[.B3]*[.C3]" table:style-name="ce1">
            <text:p>7.8</text:p>
          </table:table-cell>
          <table:table-cell office:value-type="float" office:value="3.4066112193791652E-2" table:formula="of:=SQRT([.E3]*[.E3]*([.B3]*[.B3]*[.C3]*[.C3]+[.B3]*[.B3]*[.D3]*[.D3]+[.C3]*[.C3]*[.D3]*[.D3]))" table:style-name="ce1">
            <text:p>0.034066112</text:p>
          </table:table-cell>
          <table:table-cell office:value-type="float" office:value="60.05" table:style-name="ce1">
            <text:p>60.05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7.6987179487179489" table:formula="of:=[.H3]/[.F3]" table:style-name="ce1">
            <text:p>7.698717949</text:p>
          </table:table-cell>
          <table:table-cell office:value-type="float" office:value="3.362382897505186E-2" table:formula="of:=SQRT(           [.I3]*[.I3]/([.F3]*[.F3])  +  [.H3]*[.H3]*[.G3]*[.G3]/([.F3]*[.F3]*[.F3]*[.F3])                  )" table:style-name="ce1">
            <text:p>0.033623829</text:p>
          </table:table-cell>
          <table:table-cell office:value-type="float" office:value="52.07" table:style-name="ce1">
            <text:p>52.07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73.862885769230772" table:formula="of:=[.J3]*$$pf*$$g" table:style-name="ce1">
            <text:p>73.86288577</text:p>
          </table:table-cell>
          <table:table-cell office:value-type="float" office:value="4.5126075180468463" table:formula="of:=SQRT(             [.F3]*[.F3]*$$g*$$g*$$dpf*$$dpf + $$g*$$g*$$pf*$$pf*[.G3]*[.G3]          )" table:style-name="ce1">
            <text:p>4.51260751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aton</text:p>
          </table:table-cell>
          <table:table-cell office:value-type="float" office:value="1.98" table:style-name="ce1">
            <text:p>1.98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7.1280000000000001" table:formula="of:=[.D4]*[.B4]*[.C4]" table:style-name="ce1">
            <text:p>7.128</text:p>
          </table:table-cell>
          <table:table-cell office:value-type="float" office:value="3.214953187839599E-2" table:formula="of:=SQRT([.E4]*[.E4]*([.B4]*[.B4]*[.C4]*[.C4]+[.B4]*[.B4]*[.D4]*[.D4]+[.C4]*[.C4]*[.D4]*[.D4]))" table:style-name="ce1">
            <text:p>0.032149532</text:p>
          </table:table-cell>
          <table:table-cell office:value-type="float" office:value="60.009" table:style-name="ce1">
            <text:p>60.009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8.4187710437710432" table:formula="of:=[.H4]/[.F4]" table:style-name="ce1">
            <text:p>8.418771044</text:p>
          </table:table-cell>
          <table:table-cell office:value-type="float" office:value="3.7971381857890958E-2" table:formula="of:=SQRT(           [.I4]*[.I4]/([.F4]*[.F4])  +  [.H4]*[.H4]*[.G4]*[.G4]/([.F4]*[.F4]*[.F4]*[.F4])                  )" table:style-name="ce1">
            <text:p>0.037971382</text:p>
          </table:table-cell>
          <table:table-cell office:value-type="float" office:value="53.13" table:style-name="ce1">
            <text:p>53.13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80.771204772727273" table:formula="of:=[.J4]*$$pf*$$g" table:style-name="ce1">
            <text:p>80.77120477</text:p>
          </table:table-cell>
          <table:table-cell office:value-type="float" office:value="4.1245481652427314" table:formula="of:=SQRT(             [.F4]*[.F4]*$$g*$$g*$$dpf*$$dpf + $$g*$$g*$$pf*$$pf*[.G4]*[.G4]          )" table:style-name="ce1">
            <text:p>4.124548165</text:p>
          </table:table-cell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Masas</text:p>
          </table:table-cell>
          <table:table-cell office:value-type="string" table:style-name="ce1">
            <text:p>p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dp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2.7253904831093352" table:formula="of:=[.H2]/([.H2]-[.L2])" table:style-name="ce1">
            <text:p>2.725390483</text:p>
          </table:table-cell>
          <table:table-cell office:value-type="float" office:value="2.6835243834832525" table:formula="of:=[.J2]" table:style-name="ce1">
            <text:p>2.683524383</text:p>
          </table:table-cell>
          <table:table-cell office:value-type="float" office:value="8.7501911187245354E-5" table:formula="of:=SQRT([.H10]+[.I10])" table:style-name="ce1">
            <text:p>8.75019E-05</text:p>
          </table:table-cell>
          <table:table-cell office:value-type="float" office:value="9.8066465102569569E-3" table:style-name="ce1">
            <text:p>0.009806647</text:p>
          </table:table-cell>
          <table:table-cell table:style-name="ce1"/>
          <table:table-cell office:value-type="float" office:value="3.8282922307102864E-9" table:formula="of:=[.H2]*[.H2]*[.I2]*[.I2]/(([.H2]-[.L2])^4)" table:style-name="ce1">
            <text:p>3.82829E-09</text:p>
          </table:table-cell>
          <table:table-cell office:value-type="float" office:value="3.8282922307102864E-9" table:formula="of:=[.H2]*[.H2]*[.M2]*[.M2]/(([.H2]-[.L2])^4)" table:style-name="ce1">
            <text:p>3.82829E-09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7.525062656641607" table:formula="of:=[.H3]/([.H3]-[.L3])" table:style-name="ce1">
            <text:p>7.525062657</text:p>
          </table:table-cell>
          <table:table-cell office:value-type="float" office:value="7.6987179487179489" table:formula="of:=[.J3]" table:style-name="ce1">
            <text:p>7.698717949</text:p>
          </table:table-cell>
          <table:table-cell office:value-type="float" office:value="6.6679484127380188E-4" table:formula="of:=SQRT([.H11]+[.I11])" table:style-name="ce1">
            <text:p>0.000666795</text:p>
          </table:table-cell>
          <table:table-cell office:value-type="float" office:value="3.362382897505186E-2" table:style-name="ce1">
            <text:p>0.033623829</text:p>
          </table:table-cell>
          <table:table-cell table:style-name="ce1"/>
          <table:table-cell office:value-type="float" office:value="2.2230768017467729E-7" table:formula="of:=[.H3]*[.H3]*[.I3]*[.I3]/(([.H3]-[.L3])^4)" table:style-name="ce1">
            <text:p>2.22308E-07</text:p>
          </table:table-cell>
          <table:table-cell office:value-type="float" office:value="2.2230768017467729E-7" table:formula="of:=[.H3]*[.H3]*[.M3]*[.M3]/(([.H3]-[.L3])^4)" table:style-name="ce1">
            <text:p>2.22308E-0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8.7235063235935488" table:formula="of:=[.H4]/([.H4]-[.L4])" table:style-name="ce1">
            <text:p>8.723506324</text:p>
          </table:table-cell>
          <table:table-cell office:value-type="float" office:value="8.4187710437710432" table:formula="of:=[.J4]" table:style-name="ce1">
            <text:p>8.418771044</text:p>
          </table:table-cell>
          <table:table-cell office:value-type="float" office:value="8.9670743961865523E-4" table:formula="of:=SQRT([.H12]+[.I12])" table:style-name="ce1">
            <text:p>0.000896707</text:p>
          </table:table-cell>
          <table:table-cell office:value-type="float" office:value="3.7971381857890958E-2" table:style-name="ce1">
            <text:p>0.037971382</text:p>
          </table:table-cell>
          <table:table-cell table:style-name="ce1"/>
          <table:table-cell office:value-type="float" office:value="4.0204211613372212E-7" table:formula="of:=[.H4]*[.H4]*[.I4]*[.I4]/(([.H4]-[.L4])^4)" table:style-name="ce1">
            <text:p>4.02042E-07</text:p>
          </table:table-cell>
          <table:table-cell office:value-type="float" office:value="4.0204211613372212E-7" table:formula="of:=[.H4]*[.H4]*[.M4]*[.M4]/(([.H4]-[.L4])^4)" table:style-name="ce1">
            <text:p>4.02042E-07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0.98099999999999998" table:style-name="ce1">
            <text:p>0.981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float" office:value="9.7799999999999994" table:style-name="ce1">
            <text:p>9.78</text:p>
          </table:table-cell>
          <table:table-cell office:value-type="float" office:value="5.8999999999999997E-2" table:style-name="ce1">
            <text:p>0.059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ata" table:style-name="ta2">
        <table:table-column table:style-name="co2" table:number-columns-repeated="16384" table:default-cell-style-name="ce1"/>
        <table:table-row table:style-name="ro1">
          <table:table-cell office:value-type="float" office:value="2.7253904831093352" table:style-name="ce1">
            <text:p>2.725390483</text:p>
          </table:table-cell>
          <table:table-cell office:value-type="float" office:value="2.6835243834832525" table:style-name="ce1">
            <text:p>2.683524383</text:p>
          </table:table-cell>
          <table:table-cell office:value-type="float" office:value="8.7501911187245354E-5" table:style-name="ce1">
            <text:p>8.75019E-05</text:p>
          </table:table-cell>
          <table:table-cell office:value-type="float" office:value="9.8066465102569569E-3" table:style-name="ce1">
            <text:p>0.009806647</text:p>
          </table:table-cell>
          <table:table-cell table:number-columns-repeated="16380"/>
        </table:table-row>
        <table:table-row table:style-name="ro1">
          <table:table-cell office:value-type="float" office:value="7.525062656641607" table:style-name="ce1">
            <text:p>7.525062657</text:p>
          </table:table-cell>
          <table:table-cell office:value-type="float" office:value="7.6987179487179489" table:style-name="ce1">
            <text:p>7.698717949</text:p>
          </table:table-cell>
          <table:table-cell office:value-type="float" office:value="6.6679484127380188E-4" table:style-name="ce1">
            <text:p>0.000666795</text:p>
          </table:table-cell>
          <table:table-cell office:value-type="float" office:value="3.362382897505186E-2" table:style-name="ce1">
            <text:p>0.033623829</text:p>
          </table:table-cell>
          <table:table-cell table:number-columns-repeated="16380"/>
        </table:table-row>
        <table:table-row table:style-name="ro1">
          <table:table-cell office:value-type="float" office:value="8.7235063235935488" table:style-name="ce1">
            <text:p>8.723506324</text:p>
          </table:table-cell>
          <table:table-cell office:value-type="float" office:value="8.4187710437710432" table:style-name="ce1">
            <text:p>8.418771044</text:p>
          </table:table-cell>
          <table:table-cell office:value-type="float" office:value="8.9670743961865523E-4" table:style-name="ce1">
            <text:p>0.000896707</text:p>
          </table:table-cell>
          <table:table-cell office:value-type="float" office:value="3.7971381857890958E-2" table:style-name="ce1">
            <text:p>0.037971382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named-expressions>
        <table:named-range table:name="dpf" table:cell-range-address="Hoja1.$G$16" table:base-cell-address="Hoja1.$A$1"/>
        <table:named-range table:name="g" table:cell-range-address="Hoja1.$F$16" table:base-cell-address="Hoja1.$A$1"/>
        <table:named-range table:name="pf" table:cell-range-address="Hoja1.$F$15" table:base-cell-address="Hoj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Javier Acevedo</meta:initial-creator>
    <dc:creator>Javier Acevedo</dc:creator>
    <meta:creation-date>2017-04-28T14:49:44Z</meta:creation-date>
    <dc:date>2017-04-29T08:13:09Z</dc:date>
    <meta:editing-cycles>1</meta:editing-cycles>
    <meta:editing-duration>PT136S</meta:editing-duration>
  </office:meta>
</office:document-meta>
</file>